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f6ad1" officeooo:paragraph-rsid="002f6ad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variable-decls>
        <text:variable-decl office:value-type="float" text:name="idZone"/>
        <text:variable-decl office:value-type="float" text:name="idZoneStart"/>
        <text:variable-decl office:value-type="float" text:name="idZoneEnd"/>
        <text:variable-decl office:value-type="float" text:name="idPresc"/>
        <text:variable-decl office:value-type="float" text:name="idPrescStart"/>
        <text:variable-decl office:value-type="float" text:name="idPrescEnd"/>
        <text:variable-decl office:value-type="float" text:name="inseeCommun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_5f_souligné" style:display-name="A_souligné" style:family="text">
      <style:text-properties fo:language="zxx" fo:country="none" style:text-underline-style="solid" style:text-underline-width="auto" style:text-underline-color="font-color" officeooo:rsid="002f6ad1" style:language-asian="zxx" style:country-asian="none" style:language-complex="zxx" style:country-complex="none"/>
    </style:style>
    <style:style style:name="A_5f_italique_5f_souligné" style:display-name="A_italique_souligné" style:family="text">
      <style:text-properties fo:language="zxx" fo:country="none" fo:font-style="italic" style:text-underline-style="solid" style:text-underline-width="auto" style:text-underline-color="font-color" officeooo:rsid="002f6ad1" style:language-asian="zxx" style:country-asian="none" style:font-style-asian="italic" style:language-complex="zxx" style:country-complex="none" style:font-style-complex="italic"/>
    </style:style>
    <style:style style:name="A_5f_gras_5f_italique" style:display-name="A_gras_italique" style:family="text">
      <style:text-properties fo:language="zxx" fo:country="none" fo:font-style="italic" fo:font-weight="bold" officeooo:rsid="002f6ad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2H52M55S</meta:editing-duration>
    <meta:editing-cycles>24</meta:editing-cycles>
    <meta:generator>LibreOffice/7.1.0.3$Windows_X86_64 LibreOffice_project/f6099ecf3d29644b5008cc8f48f42f4a40986e4c</meta:generator>
    <dc:date>2021-03-04T15:03:21.954000000</dc:date>
    <meta:document-statistic meta:table-count="0" meta:image-count="0" meta:object-count="0" meta:page-count="1" meta:paragraph-count="0" meta:word-count="0" meta:character-count="0" meta:non-whitespace-character-count="0"/>
    <meta:user-defined meta:name="id"/>
    <meta:user-defined meta:name="idUrba"/>
    <meta:user-defined meta:name="lien"/>
    <meta:user-defined meta:name="nom"/>
    <meta:user-defined meta:name="typeDoc" meta:value-type="string"/>
  </office:meta>
</office:document-meta>
</file>